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33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69a2e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52in" svg:height="4.5594in" svg:x="0.2087in" svg:y="1.5681in">
            <draw:object draw:notify-on-update-of-ranges="Sheet1.B3:Sheet1.B3 Sheet1.B4:Sheet1.B7 Sheet1.C3:Sheet1.C3 Sheet1.C4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846in" svg:height="4.6035in" svg:x="8.3646in" svg:y="1.5665in">
            <draw:object draw:notify-on-update-of-ranges="Sheet1.K3:Sheet1.K3 Sheet1.K4:Sheet1.K7 Sheet1.L3:Sheet1.L3 Sheet1.L4:Sheet1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543in" svg:height="5.1031in" svg:x="6.4043in" svg:y="7.0693in">
            <draw:object draw:notify-on-update-of-ranges="Sheet1.B42:Sheet1.B42 Sheet1.B43:Sheet1.B45 Sheet1.C42:Sheet1.C42 Sheet1.C43:Sheet1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2028in" svg:height="4.6138in" svg:x="6.2634in" svg:y="12.6409in">
            <draw:object draw:notify-on-update-of-ranges="Sheet1.B74:Sheet1.B74 Sheet1.B75:Sheet1.B78 Sheet1.C74:Sheet1.C74 Sheet1.C75:Sheet1.C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1839in" svg:height="4.6031in" svg:x="4.2394in" svg:y="19.8882in">
            <draw:object draw:notify-on-update-of-ranges="Sheet1.B103:Sheet1.B103 Sheet1.B104:Sheet1.B106 Sheet1.C103:Sheet1.C103 Sheet1.C104:Sheet1.C106 Sheet1.L115:Sheet1.L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am</text:p>
          </table:table-cell>
          <table:table-cell office:value-type="string" calcext:value-type="string">
            <text:p>točnost</text:p>
          </table:table-cell>
          <table:table-cell table:number-columns-repeated="7"/>
          <table:table-cell office:value-type="string" calcext:value-type="string">
            <text:p>algoritam</text:p>
          </table:table-cell>
          <table:table-cell office:value-type="string" calcext:value-type="string">
            <text:p>točno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2563" calcext:value-type="float">
            <text:p>0.2563</text:p>
          </table:table-cell>
          <table:table-cell table:number-columns-repeated="7"/>
          <table:table-cell office:value-type="string" calcext:value-type="string">
            <text:p>slučajna mutacija</text:p>
          </table:table-cell>
          <table:table-cell office:value-type="float" office:value="0.3085" calcext:value-type="float">
            <text:p>0.30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učajna mutacija na krivim vrhovima</text:p>
          </table:table-cell>
          <table:table-cell office:value-type="float" office:value="0.9397" calcext:value-type="float">
            <text:p>0.9397</text:p>
          </table:table-cell>
          <table:table-cell table:number-columns-repeated="7"/>
          <table:table-cell office:value-type="string" calcext:value-type="string">
            <text:p>slučajna mutacija na krivim vrhovima</text:p>
          </table:table-cell>
          <table:table-cell office:value-type="float" office:value="0.9502" calcext:value-type="float">
            <text:p>0.95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ljana mutacija na krivim vrhovima</text:p>
          </table:table-cell>
          <table:table-cell office:value-type="float" office:value="0.9548" calcext:value-type="float">
            <text:p>0.9548</text:p>
          </table:table-cell>
          <table:table-cell table:number-columns-repeated="7"/>
          <table:table-cell office:value-type="string" calcext:value-type="string">
            <text:p>ciljana mutacija na krivim vrhovima</text:p>
          </table:table-cell>
          <table:table-cell office:value-type="float" office:value="0.9648" calcext:value-type="float">
            <text:p>0.96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9548" calcext:value-type="float">
            <text:p>0.9548</text:p>
          </table:table-cell>
          <table:table-cell table:number-columns-repeated="7"/>
          <table:table-cell office:value-type="string" calcext:value-type="string">
            <text:p>kombinacija mutacija</text:p>
          </table:table-cell>
          <table:table-cell office:value-type="float" office:value="0.9698" calcext:value-type="float">
            <text:p>0.9698</text:p>
          </table:table-cell>
          <table:table-cell table:number-columns-repeated="3"/>
        </table:table-row>
        <table:table-row table:style-name="ro1" table:number-rows-repeated="34"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am</text:p>
          </table:table-cell>
          <table:table-cell office:value-type="string" calcext:value-type="string">
            <text:p>točno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lekcija stabilnog stanja, kombinirana funkcija mutacije</text:p>
          </table:table-cell>
          <table:table-cell office:value-type="float" office:value="0.9013" calcext:value-type="float">
            <text:p>0.90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 selekcija, kombinirana funkcija mutacije</text:p>
          </table:table-cell>
          <table:table-cell office:value-type="float" office:value="0.9078" calcext:value-type="float">
            <text:p>0.90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 selekcija, ciljana mutacija krivih vrhova</text:p>
          </table:table-cell>
          <table:table-cell office:value-type="float" office:value="0.916" calcext:value-type="float">
            <text:p>0.916</text:p>
          </table:table-cell>
          <table:table-cell table:number-columns-repeated="12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am</text:p>
          </table:table-cell>
          <table:table-cell office:value-type="string" calcext:value-type="string">
            <text:p>točno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lučajna mutacija</text:p>
          </table:table-cell>
          <table:table-cell office:value-type="float" office:value="0.204" calcext:value-type="float">
            <text:p>0.2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lučajna mutacija na krivim vrhovima</text:p>
          </table:table-cell>
          <table:table-cell office:value-type="float" office:value="0.8001" calcext:value-type="float">
            <text:p>0.8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iljana mutacija na krivim vrhovima</text:p>
          </table:table-cell>
          <table:table-cell office:value-type="float" office:value="0.8657" calcext:value-type="float">
            <text:p>0.86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ombinacija mutacija</text:p>
          </table:table-cell>
          <table:table-cell office:value-type="float" office:value="0.8693" calcext:value-type="float">
            <text:p>0.8693</text:p>
          </table:table-cell>
          <table:table-cell table:number-columns-repeated="12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rategija selekcije roditelja</text:p>
          </table:table-cell>
          <table:table-cell office:value-type="string" calcext:value-type="string">
            <text:p>maksimalna točno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lučajna selekcija</text:p>
          </table:table-cell>
          <table:table-cell office:value-type="float" office:value="0.8693" calcext:value-type="float">
            <text:p>0.86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lekcija stabilnog stanja</text:p>
          </table:table-cell>
          <table:table-cell office:value-type="float" office:value="0.9548" calcext:value-type="float">
            <text:p>0.95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 selekcija</text:p>
          </table:table-cell>
          <table:table-cell office:value-type="float" office:value="0.9698" calcext:value-type="float">
            <text:p>0.9698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11"/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1"/>
          <table:table-cell table:formula="of:=ORG.LIBREOFFICE.COLOR(6;154;46)" office:value-type="float" office:value="432686" calcext:value-type="float">
            <text:p>43268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ORG.LIBREOFFICE.COLOR(255;0;0)" office:value-type="float" office:value="16711680" calcext:value-type="float">
            <text:p>1671168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ORG.LIBREOFFICE.COLOR(42;96;153)" office:value-type="float" office:value="2777241" calcext:value-type="float">
            <text:p>27772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24:05.620594018</meta:creation-date>
    <dc:date>2023-05-18T22:58:09.974129031</dc:date>
    <meta:editing-duration>PT2H29M41S</meta:editing-duration>
    <meta:editing-cycles>1</meta:editing-cycles>
    <meta:document-statistic meta:table-count="1" meta:cell-count="53" meta:object-count="5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29cm" svg:height="11.582cm" xlink:href=".." xlink:type="simple" chart:class="chart:bar" chart:style-name="ch1">
        <chart:title svg:x="6.867cm" svg:y="0.367cm" chart:style-name="ch2">
          <text:p>Selekcija stabilnog stanja</text:p>
        </chart:title>
        <chart:legend chart:legend-position="end" svg:x="17.036cm" svg:y="5.492cm" style:legend-expansion="high" chart:style-name="ch3"/>
        <chart:plot-area chart:style-name="ch4" table:cell-range-address="Sheet1.B3:Sheet1.C7" chart:data-source-has-labels="both" svg:x="0.378cm" svg:y="1.377cm" svg:width="16.28cm" svg:height="9.974cm">
          <chart:coordinate-region svg:x="1.105cm" svg:y="1.576cm" svg:width="15.553cm" svg:height="5.221cm"/>
          <chart:axis chart:dimension="x" chart:name="primary-x" chart:style-name="ch5" chartooo:axis-type="auto">
            <chartooo:date-scale/>
            <chart:categories table:cell-range-address="Sheet1.B4:Sheet1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7" chart:label-cell-address="Sheet1.C3:Sheet1.C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čnos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4:Sheet1.B7</svg:desc>
                </draw:g>
              </table:table-cell>
              <table:table-cell office:value-type="float" office:value="0.2563">
                <text:p>0.2563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slučajna mutacija na krivim vrhovima</text:p>
              </table:table-cell>
              <table:table-cell office:value-type="float" office:value="0.9397">
                <text:p>0.9397</text:p>
              </table:table-cell>
            </table:table-row>
            <table:table-row>
              <table:table-cell office:value-type="string">
                <text:p>ciljana mutacija na krivim vrhovima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548">
                <text:p>0.9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9cm" svg:height="11.694cm" xlink:href=".." xlink:type="simple" chart:class="chart:bar" chart:style-name="ch1">
        <chart:title svg:x="8.857cm" svg:y="0.369cm" chart:style-name="ch2">
          <text:p>Rang selekcija</text:p>
        </chart:title>
        <chart:legend chart:legend-position="end" svg:x="18.897cm" svg:y="5.548cm" style:legend-expansion="high" chart:style-name="ch3"/>
        <chart:plot-area chart:style-name="ch4" table:cell-range-address="Sheet1.K3:Sheet1.L7" chart:data-source-has-labels="both" svg:x="0.415cm" svg:y="1.381cm" svg:width="18.067cm" svg:height="10.08cm">
          <chart:coordinate-region svg:x="1.142cm" svg:y="1.58cm" svg:width="17.34cm" svg:height="5.327cm"/>
          <chart:axis chart:dimension="x" chart:name="primary-x" chart:style-name="ch5" chartooo:axis-type="auto">
            <chartooo:date-scale/>
            <chart:categories table:cell-range-address="Sheet1.K4:Sheet1.K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4:Sheet1.L7" chart:label-cell-address="Sheet1.L3:Sheet1.L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čnost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K4:Sheet1.K7</svg:desc>
                </draw:g>
              </table:table-cell>
              <table:table-cell office:value-type="float" office:value="0.3085">
                <text:p>0.3085</text:p>
                <draw:g>
                  <svg:desc>Sheet1.L4:Sheet1.L7</svg:desc>
                </draw:g>
              </table:table-cell>
            </table:table-row>
            <table:table-row>
              <table:table-cell office:value-type="string">
                <text:p>slučajna mutacija na krivim vrhovima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string">
                <text:p>ciljana mutacija na krivim vrhovima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9698">
                <text:p>0.9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99cm" svg:height="12.963cm" xlink:href=".." xlink:type="simple" chart:class="chart:bar" chart:style-name="ch1">
        <chart:title svg:x="7.963cm" svg:y="0.395cm" chart:style-name="ch2">
          <text:p>Točnost na većem skupu podataka</text:p>
        </chart:title>
        <chart:legend chart:legend-position="end" svg:x="21.106cm" svg:y="6.182cm" style:legend-expansion="high" chart:style-name="ch3"/>
        <chart:plot-area chart:style-name="ch4" table:cell-range-address="Sheet1.B42:Sheet1.C45" chart:data-source-has-labels="both" svg:x="0.459cm" svg:y="1.433cm" svg:width="20.188cm" svg:height="11.271cm">
          <chart:coordinate-region svg:x="3.944cm" svg:y="1.632cm" svg:width="16.703cm" svg:height="4.442cm"/>
          <chart:axis chart:dimension="x" chart:name="primary-x" chart:style-name="ch5" chartooo:axis-type="auto">
            <chartooo:date-scale/>
            <chart:categories table:cell-range-address="Sheet1.B43:Sheet1.B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3:Sheet1.C45" chart:label-cell-address="Sheet1.C42:Sheet1.C4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čnost</text:p>
                <draw:g>
                  <svg:desc>Sheet1.C42:Sheet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kcija stabilnog stanja, kombinirana funkcija mutacije</text:p>
                <draw:g>
                  <svg:desc>Sheet1.B43:Sheet1.B45</svg:desc>
                </draw:g>
              </table:table-cell>
              <table:table-cell office:value-type="float" office:value="0.9013">
                <text:p>0.9013</text:p>
                <draw:g>
                  <svg:desc>Sheet1.C43:Sheet1.C45</svg:desc>
                </draw:g>
              </table:table-cell>
            </table:table-row>
            <table:table-row>
              <table:table-cell office:value-type="string">
                <text:p>rang selekcija, kombinirana funkcija mutacije</text:p>
              </table:table-cell>
              <table:table-cell office:value-type="float" office:value="0.9078">
                <text:p>0.9078</text:p>
              </table:table-cell>
            </table:table-row>
            <table:table-row>
              <table:table-cell office:value-type="string">
                <text:p>rang selekcija, ciljana mutacija krivih vrhova</text:p>
              </table:table-cell>
              <table:table-cell office:value-type="float" office:value="0.916">
                <text:p>0.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69a2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36cm" svg:height="11.72cm" xlink:href=".." xlink:type="simple" chart:class="chart:bar" chart:style-name="ch1">
        <chart:title svg:x="8.549cm" svg:y="0.37cm" chart:style-name="ch2">
          <text:p>Slučajna selekcija</text:p>
        </chart:title>
        <chart:legend chart:legend-position="end" svg:x="18.943cm" svg:y="5.561cm" style:legend-expansion="high" chart:style-name="ch3"/>
        <chart:plot-area chart:style-name="ch4" table:cell-range-address="Sheet1.B74:Sheet1.C78" chart:data-source-has-labels="both" svg:x="0.416cm" svg:y="1.383cm" svg:width="18.111cm" svg:height="10.103cm">
          <chart:coordinate-region svg:x="1.143cm" svg:y="1.582cm" svg:width="17.384cm" svg:height="5.35cm"/>
          <chart:axis chart:dimension="x" chart:name="primary-x" chart:style-name="ch5" chartooo:axis-type="auto">
            <chartooo:date-scale/>
            <chart:categories table:cell-range-address="Sheet1.B75:Sheet1.B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75:Sheet1.C78" chart:label-cell-address="Sheet1.C74:Sheet1.C7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čnost</text:p>
                <draw:g>
                  <svg:desc>Sheet1.C74:Sheet1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lučajna mutacija</text:p>
                <draw:g>
                  <svg:desc>Sheet1.B75:Sheet1.B78</svg:desc>
                </draw:g>
              </table:table-cell>
              <table:table-cell office:value-type="float" office:value="0.204">
                <text:p>0.204</text:p>
                <draw:g>
                  <svg:desc>Sheet1.C75:Sheet1.C78</svg:desc>
                </draw:g>
              </table:table-cell>
            </table:table-row>
            <table:table-row>
              <table:table-cell office:value-type="string">
                <text:p>slučajna mutacija na krivim vrhovima</text:p>
              </table:table-cell>
              <table:table-cell office:value-type="float" office:value="0.8001">
                <text:p>0.8001</text:p>
              </table:table-cell>
            </table:table-row>
            <table:table-row>
              <table:table-cell office:value-type="string">
                <text:p>ciljana mutacija na krivim vrhovima</text:p>
              </table:table-cell>
              <table:table-cell office:value-type="float" office:value="0.8657">
                <text:p>0.8657</text:p>
              </table:table-cell>
            </table:table-row>
            <table:table-row>
              <table:table-cell office:value-type="string">
                <text:p>kombinacija mutacija</text:p>
              </table:table-cell>
              <table:table-cell office:value-type="float" office:value="0.8693">
                <text:p>0.8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88cm" svg:height="11.693cm" xlink:href=".." xlink:type="simple" chart:class="chart:bar" chart:style-name="ch1">
        <chart:title svg:x="7.44cm" svg:y="0.369cm" chart:style-name="ch2">
          <text:p>Usporedba najboljih rezultata</text:p>
        </chart:title>
        <chart:legend chart:legend-position="end" svg:x="16.937cm" svg:y="5.547cm" style:legend-expansion="high" chart:style-name="ch3"/>
        <chart:plot-area chart:style-name="ch4" table:cell-range-address="Sheet1.B103:Sheet1.C106 Sheet1.L115:Sheet1.L117" chart:data-source-has-labels="both" svg:x="0.415cm" svg:y="1.381cm" svg:width="16.107cm" svg:height="10.079cm">
          <chart:coordinate-region svg:x="1.327cm" svg:y="1.58cm" svg:width="15.195cm" svg:height="9.233cm"/>
          <chart:axis chart:dimension="x" chart:name="primary-x" chart:style-name="ch5" chartooo:axis-type="auto">
            <chartooo:date-scale/>
            <chart:categories table:cell-range-address="Sheet1.B104:Sheet1.B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04:Sheet1.C106" chart:label-cell-address="Sheet1.C103:Sheet1.C103" chart:class="chart:bar">
            <chart:data-point chart:repeated="3"/>
            <loext:propertry-mapping loext:property="FillColor" loext:cell-range-address="Sheet1.L115:Sheet1.L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simalna točnost</text:p>
                <draw:g>
                  <svg:desc>Sheet1.C103:Sheet1.C103</svg:desc>
                </draw:g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lučajna selekcija</text:p>
                <draw:g>
                  <svg:desc>Sheet1.B104:Sheet1.B106</svg:desc>
                </draw:g>
              </table:table-cell>
              <table:table-cell office:value-type="float" office:value="0.8693">
                <text:p>0.8693</text:p>
                <draw:g>
                  <svg:desc>Sheet1.C104:Sheet1.C106</svg:desc>
                </draw:g>
              </table:table-cell>
              <table:table-cell office:value-type="float" office:value="432686">
                <text:p>432686</text:p>
                <draw:g>
                  <svg:desc>Sheet1.L115:Sheet1.L117</svg:desc>
                </draw:g>
              </table:table-cell>
            </table:table-row>
            <table:table-row>
              <table:table-cell office:value-type="string">
                <text:p>selekcija stabilnog stanja</text:p>
              </table:table-cell>
              <table:table-cell office:value-type="float" office:value="0.9548">
                <text:p>0.9548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rang selekcija</text:p>
              </table:table-cell>
              <table:table-cell office:value-type="float" office:value="0.9698">
                <text:p>0.9698</text:p>
              </table:table-cell>
              <table:table-cell office:value-type="float" office:value="2777241">
                <text:p>27772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